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Times New Roman" svg:font-family="Times New Roman" style:font-family-generic="roman"/>
    <style:font-face style:name="SimSun" svg:font-family="SimSun"/>
    <style:font-face style:name="Arial" svg:font-family="Arial" style:font-family-generic="swiss"/>
  </office:font-face-decls>
  <office:automatic-styles>
    <style:style style:name="PZERO" style:family="paragraph" style:parent-style-name="Normal">
      <style:paragraph-properties fo:line-height="0.035cm"/>
    </style:style>
    <style:style style:name="P4" style:family="paragraph" style:parent-style-name="Normal">
      <style:paragraph-properties/>
    </style:style>
    <style:style style:name="P8" style:family="paragraph" style:parent-style-name="Normal" style:list-style-name="Lista_20_numerada_20_1">
      <style:paragraph-properties fo:margin-left="0.000cm" style:tab-stop-distance="1.249cm">
        <style:tab-stops>
          <style:tab-stop style:position="0.499cm" style:type="left" style:leader-style="none"/>
        </style:tab-stops>
      </style:paragraph-properties>
      <style:text-properties fo:font-size="12pt" style:font-size-asian="12pt" style:font-size-complex="12pt"/>
    </style:style>
    <style:style style:name="P9" style:family="paragraph" style:parent-style-name="Normal" style:list-style-name="Lista_20_numerada_20_1">
      <style:paragraph-properties fo:margin-left="0.000cm" style:tab-stop-distance="1.249cm">
        <style:tab-stops>
          <style:tab-stop style:position="0.499cm" style:type="left" style:leader-style="none"/>
          <style:tab-stop style:position="0.750cm" style:type="left" style:leader-style="none"/>
        </style:tab-stops>
      </style:paragraph-properties>
      <style:text-properties fo:font-size="12pt" style:font-size-asian="12pt" style:font-size-complex="12pt"/>
    </style:style>
    <style:style style:name="P10" style:family="paragraph" style:parent-style-name="Normal" style:list-style-name="Lista_20_numerada_20_1">
      <style:paragraph-properties fo:margin-left="0.000cm" style:tab-stop-distance="1.249cm">
        <style:tab-stops>
          <style:tab-stop style:position="0.499cm" style:type="left" style:leader-style="none"/>
          <style:tab-stop style:position="0.998cm" style:type="left" style:leader-style="none"/>
        </style:tab-stops>
      </style:paragraph-properties>
      <style:text-properties fo:font-size="12pt" style:font-size-asian="12pt" style:font-size-complex="12pt"/>
    </style:style>
    <style:style style:name="P11" style:family="paragraph" style:parent-style-name="Normal">
      <style:paragraph-properties style:tab-stop-distance="1.249cm">
        <style:tab-stops>
          <style:tab-stop style:position="0.499cm" style:type="left" style:leader-style="none"/>
        </style:tab-stops>
      </style:paragraph-properties>
      <style:text-properties fo:font-size="12pt" style:font-size-asian="12pt" style:font-size-complex="12pt"/>
    </style:style>
    <style:style style:name="P12" style:family="paragraph" style:parent-style-name="Normal" style:list-style-name="Lista_20_numerada_20_2">
      <style:paragraph-properties fo:margin-left="0.000cm" style:tab-stop-distance="1.249cm">
        <style:tab-stops>
          <style:tab-stop style:position="0.499cm" style:type="left" style:leader-style="none"/>
        </style:tab-stops>
      </style:paragraph-properties>
      <style:text-properties fo:font-size="12pt" style:font-size-asian="12pt" style:font-size-complex="12pt"/>
    </style:style>
    <text:list-style style:name="Lista_20_numerada_20_1" style:display-name="Lista numerada 1">
      <text:list-level-style-number text:level="1" text:style-name="D1" style:num-format="1" text:start-value="1" text:display-levels="1" style:num-prefix="" style:num-suffix=".">
        <style:list-level-properties text:min-label-width="0.499cm"/>
      </text:list-level-style-number>
      <text:list-level-style-number text:level="2" text:style-name="D1" style:num-format="1" text:start-value="1" text:display-levels="2" style:num-suffix=".">
        <style:list-level-properties text:min-label-width="0.750cm"/>
      </text:list-level-style-number>
      <text:list-level-style-number text:level="3" text:style-name="D1" style:num-format="1" text:start-value="1" text:display-levels="3" style:num-suffix=".">
        <style:list-level-properties text:min-label-width="0.998cm"/>
      </text:list-level-style-number>
      <text:list-level-style-number text:level="4" text:style-name="D1" style:num-format="1" text:start-value="1" text:display-levels="4" style:num-suffix=".">
        <style:list-level-properties text:min-label-width="1.249cm"/>
      </text:list-level-style-number>
      <text:list-level-style-number text:level="5" text:style-name="D1" style:num-format="1" text:start-value="1" text:display-levels="5" style:num-suffix=".">
        <style:list-level-properties text:min-label-width="1.499cm"/>
      </text:list-level-style-number>
      <text:list-level-style-number text:level="6" text:style-name="D1" style:num-format="1" text:start-value="1" text:display-levels="6" style:num-suffix=".">
        <style:list-level-properties text:min-label-width="1.748cm"/>
      </text:list-level-style-number>
      <text:list-level-style-number text:level="7" text:style-name="D1" style:num-format="1" text:start-value="1" text:display-levels="7" style:num-suffix=".">
        <style:list-level-properties text:min-label-width="1.998cm"/>
      </text:list-level-style-number>
      <text:list-level-style-number text:level="8" text:style-name="D1" style:num-format="1" text:start-value="1" text:display-levels="8" style:num-suffix=".">
        <style:list-level-properties text:min-label-width="2.247cm"/>
      </text:list-level-style-number>
      <text:list-level-style-number text:level="9" text:style-name="D1" style:num-format="1" text:start-value="1" text:display-levels="9" style:num-suffix=".">
        <style:list-level-properties text:min-label-width="2.498cm"/>
      </text:list-level-style-number>
      <text:list-level-style-number text:level="10" style:num-format=""/>
    </text:list-style>
    <text:list-style style:name="Lista_20_numerada_20_2" style:display-name="Lista numerada 2">
      <text:list-level-style-number text:level="1" text:style-name="D1" style:num-format="1" text:start-value="1" text:display-levels="1" style:num-prefix="" style:num-suffix=".">
        <style:list-level-properties text:min-label-width="0.499cm"/>
      </text:list-level-style-number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style:style style:name="Sect1" style:family="section">
      <style:section-properties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Tabla"/>
        <text:sequence-decl text:display-outline-level="0" text:name="Figura"/>
        <text:sequence-decl text:display-outline-level="0" text:name="Imagen"/>
      </text:sequence-decls>
      <text:section text:style-name="Sect1" text:name="Section1">
        <text:list xml:id="lst_Lista_20_numerada_20_1_1" text:style-name="Lista_20_numerada_20_1">
          <text:list-item>
            <text:p text:style-name="P8">Intro</text:p>
          </text:list-item>
          <text:list-item>
            <text:p text:style-name="P8">Related Work</text:p>
          </text:list-item>
          <text:list-item>
            <text:p text:style-name="P8">Protocols</text:p>
            <text:list>
              <text:list-item>
                <text:p text:style-name="P9">Bilateral Protocol</text:p>
                <text:list>
                  <text:list-item>
                    <text:p text:style-name="P10">Bilateral Protocol Directory FSM</text:p>
                  </text:list-item>
                  <text:list-item>
                    <text:p text:style-name="P10">Bilateral Protocol Cache FSM</text:p>
                  </text:list-item>
                </text:list>
              </text:list-item>
              <text:list-item>
                <text:p text:style-name="P9">Origin Protocol</text:p>
                <text:list>
                  <text:list-item>
                    <text:p text:style-name="P10">Origin Protocol Directory FSM</text:p>
                  </text:list-item>
                  <text:list-item>
                    <text:p text:style-name="P10">Origin Protocol Cache FSM</text:p>
                  </text:list-item>
                </text:list>
              </text:list-item>
            </text:list>
          </text:list-item>
          <text:list-item>
            <text:p text:style-name="P8">Methodology</text:p>
            <text:list>
              <text:list-item>
                <text:p text:style-name="P9">Sesc Simulator Overview</text:p>
              </text:list-item>
              <text:list-item>
                <text:p text:style-name="P9">I set cache sie fo 1MB becuase</text:p>
              </text:list-item>
              <text:list-item>
                <text:p text:style-name="P9">I used simulator X with Y modifications</text:p>
              </text:list-item>
            </text:list>
          </text:list-item>
          <text:list-item>
            <text:p text:style-name="P8">Results</text:p>
          </text:list-item>
          <text:list-item>
            <text:p text:style-name="P8">Discussion (What was done, what could not be done)</text:p>
          </text:list-item>
          <text:list-item>
            <text:p text:style-name="P8">Conclusion</text:p>
          </text:list-item>
        </text:list>
        <text:p text:style-name="P11"/>
        <text:p text:style-name="P11">Write down bullet points of my work in top-down fashion</text:p>
        <text:list xml:id="lst_Lista_20_numerada_20_2_1" text:style-name="Lista_20_numerada_20_2">
          <text:list-item>
            <text:p text:style-name="P12">What the current status is in my field</text:p>
          </text:list-item>
          <text:list-item>
            <text:p text:style-name="P12">What the problems are in the current field</text:p>
          </text:list-item>
          <text:list-item>
            <text:p text:style-name="P12">What is my solution</text:p>
          </text:list-item>
        </text:list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Times New Roman" svg:font-family="Times New Roman" style:font-family-generic="roman"/>
    <style:font-face style:name="SimSun" svg:font-family="SimSun"/>
    <style:font-face style:name="Arial" svg:font-family="Arial" style:font-family-generic="swiss"/>
  </office:font-face-decls>
  <office:styles>
    <style:default-style style:family="paragraph">
      <style:paragraph-properties fo:text-align="start" style:tab-stop-distance="1.249cm" fo:hyphenation-ladder-count="no-limit"/>
      <style:text-properties fo:hyphenate="true" fo:hyphenation-remain-char-count="2" fo:hyphenation-push-char-count="2" style:font-name="Times New Roman" fo:font-size="10pt" style:font-name-asian="SimSun" style:font-size-asian="10pt" style:language-asian="none" style:country-asian="none" style:font-name-complex="Times New Roman" style:font-size-complex="10pt"/>
    </style:default-style>
    <style:style style:name="Normal" style:display-name="Normal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49cm" fo:background-color="transparent" fo:padding-left="0.000cm" fo:padding-right="0.000cm" fo:padding-top="0.000cm" fo:padding-bottom="0.000cm" fo:border-left="none" fo:border-right="none" fo:border-top="none" fo:border-bottom="none" style:writing-mode="lr-tb" fo:text-align="start" fo:keep-with-next="none" fo:keep-together="none" fo:widows="0" fo:orphans="0" fo:break-before="auto" fo:hyphenation-ladder-count="no-limit"/>
      <style:text-properties fo:hyphenate="true" fo:hyphenation-remain-char-count="2" fo:hyphenation-push-char-count="2" style:font-name="Times New Roman" fo:font-size="10pt" fo:font-weight="normal" fo:font-style="normal" fo:language="en" fo:country="us" style:font-name-asian="SimSun" style:font-size-asian="10pt" style:font-weight-asian="normal" style:font-style-asian="normal" style:language-asian="none" style:country-asian="none" style:font-name-complex="Times New Roman" style:font-size-complex="10pt" style:font-weight-complex="normal" style:font-style-complex="normal" style:language-complex="none" style:country-complex="none" fo:font-variant="normal" fo:text-transform="none" fo:color="#000000" fo:background-color="transparent" style:text-position="normal" style:text-underline-style="none" style:text-line-through-style="none" fo:letter-spacing="normal" style:text-scale="100%" style:letter-kerning="false"/>
    </style:style>
    <style:style style:name="Título_20_1" style:display-name="Título 1" style:family="paragraph" style:parent-style-name="Normal" style:next-style-name="Normal" style:default-outline-level="1">
      <style:paragraph-properties fo:margin-bottom="0.212cm" fo:keep-with-next="always" fo:keep-together="always"/>
      <style:text-properties style:font-name="Arial" fo:font-size="18pt" fo:font-weight="bold" style:font-size-asian="18pt" style:font-weight-asian="bold" style:font-name-complex="Arial" style:font-size-complex="18pt"/>
    </style:style>
    <style:style style:name="Título_20_2" style:display-name="Título 2" style:family="paragraph" style:parent-style-name="Título_20_1" style:next-style-name="Normal" style:default-outline-level="2">
      <style:text-properties fo:font-size="16pt" style:font-size-asian="16pt" style:font-size-complex="16pt"/>
    </style:style>
    <style:style style:name="Título_20_3" style:display-name="Título 3" style:family="paragraph" style:parent-style-name="Título_20_2" style:next-style-name="Normal" style:default-outline-level="3">
      <style:text-properties fo:font-size="14pt" style:font-size-asian="14pt" style:font-size-complex="14pt"/>
    </style:style>
    <style:style style:name="Normal" style:display-name="Normal" style:family="text">
      <style:text-properties style:font-name="Times New Roman" fo:font-size="10pt" style:font-name-asian="SimSun" style:font-size-asian="10pt" style:font-name-complex="Times New Roman" style:font-size-complex="10pt"/>
    </style:style>
    <style:style style:name="D1" style:family="text">
      <style:text-properties/>
    </style:style>
    <style:style style:name="Frame" style:family="graphic"/>
    <text:notes-configuration text:note-class="footnote" style:num-format="1" text:start-value="0" text:footnotes-position="page" text:start-numbering-at="document"/>
  </office:styles>
  <office:automatic-styles>
    <style:page-layout style:name="pm1">
      <style:page-layout-properties fo:page-width="21.001cm" fo:page-height="29.704cm" style:print-orientation="portrait" fo:margin-top="2.000cm" fo:margin-bottom="2.000cm" fo:margin-left="2.000cm" fo:margin-right="2.000cm">
        <style:footnote-sep style:width="0.035cm" style:color="#000000" style:distance-before-sep="0.127cm" style:distance-after-sep="0.127cm" style:adjustment="left" style:rel-width="100%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creation-date>2011-02-07T16:14:00</meta:creation-date>
    <dc:creator>Eric Chang </dc:creator>
    <dc:date>2011-02-07T16:37:00</dc:date>
    <meta:print-date>1969-12-31T16:00:00</meta:print-date>
  </office:meta>
</office:document-meta>
</file>